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5.36365233621719" calcext:value-type="float">
            <text:p>5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7:.C39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6]+SUM([.C37:.C39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7.22mm" draw:caption-point-x="-6.1mm" draw:caption-point-y="15.1mm">
              <dc:creator>D</dc:creator>
              <dc:date>2020-06-10T00:00:00</dc:date>
              <text:p text:style-name="P1"><text:span text:style-name="T1">Note bang on </text:span><text:span text:style-name="T1">with theory, </text:span><text:span text:style-name="T1">packet duration </text:span><text:span text:style-name="T1">(4s) 4x fade </text:span><text:span text:style-name="T1">duration (1Hz or </text:span><text:span text:style-name="T1">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-0.489700043360188" calcext:value-type="float">
            <text:p>-0.4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8])+10*LOG10([.C32]/[.C33])" office:value-type="float" office:value="-5.39726025433962" calcext:value-type="float">
            <text:p>-5.4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qam16c1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0.8 DVBS2 cod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640" calcext:value-type="float">
            <text:p>26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660" calcext:value-type="float">
            <text:p>6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rate</text:p>
          </table:table-cell>
          <table:table-cell table:style-name="ce15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word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" calcext:value-type="float">
            <text:p>0.010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16" calcext:value-type="float">
            <text:p>0.01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200" calcext:value-type="float">
            <text:p>32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2.04119982655925" calcext:value-type="float">
            <text:p>2.04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5]+SUM([.C38:.C40])+10*LOG10([.C33]/[.C34])" office:value-type="float" office:value="2.79058719264225" calcext:value-type="float">
            <text:p>2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7]+SUM([.C38:.C40])+10*LOG10([.C33]/[.C34])" office:value-type="float" office:value="3.79058719264225" calcext:value-type="float">
            <text:p>3.7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600" calcext:value-type="float">
            <text:p>1600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13"/>
          <table:table-cell office:value-type="string" calcext:value-type="string">
            <text:p>FEC codeword rate</text:p>
          </table:table-cell>
          <table:table-cell table:style-name="ce15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17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23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23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25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17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17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05:26:18.791740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12-24T06:37:02.477306724</dc:date>
    <meta:editing-duration>P3DT11H45M38S</meta:editing-duration>
    <meta:editing-cycles>66</meta:editing-cycles>
    <meta:generator>LibreOffice/6.0.7.3$Linux_X86_64 LibreOffice_project/00m0$Build-3</meta:generator>
    <meta:document-statistic meta:table-count="11" meta:cell-count="926" meta:object-count="0"/>
  </office:meta>
</office:document-meta>
</file>